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t is our belief that the perpetrator of the changes is FireGirl. <text:s/>Through her connection with Jack, she learned of the upcoming raid on her home. <text:s/>She then used Angela Bennett's account to steal Jack's information. <text:s/>Using Jack's information, FireGirl and the people involved with her in the hacking group Emanon accessed the server and changed the information on several files, including those of multiple members of th hacking community as well as group profiles. <text:s/>Three different changes were made on several of the profiles, which corresponds to the three different times one of Emanon's IP's, based in Nigeria, logged on. <text:s/>The United States should respond to this by conducting a raid on the true address of Janet Graham, or FireGirl, and continuing questioning from there. <text:s/>They should also keep Jack Devlin in cust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meta:initial-creator>
    <meta:creation-date>2012-07-24T11:58:26</meta:creation-date>
    <meta:document-statistic meta:table-count="0" meta:image-count="0" meta:object-count="0" meta:page-count="1" meta:paragraph-count="1" meta:word-count="134" meta:character-count="825"/>
    <dc:date>2012-07-24T12:09:33</dc:date>
    <dc:creator>Cyber </dc:creator>
    <meta:editing-duration>PT00H11M09S</meta:editing-duration>
    <meta:editing-cycles>1</meta:editing-cycles>
    <meta:generator>OpenOffice.org/3.2$Linux OpenOffice.org_project/320m12$Build-9483</meta:generator>
  </office:meta>
</office:document-meta>
</file>